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loext:graphic-properties draw:fill-gradient-name="gradient" draw:fill-hatch-name="hatch"/>
      <style:paragraph-properties fo:margin-top="0.101cm" fo:margin-bottom="0.101cm" style:contextual-spacing="false" fo:text-align="start" style:justify-single-word="false" style:writing-mode="lr-tb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officeooo:paragraph-rsid="00279a43"/>
    </style:style>
    <style:style style:name="P3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/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officeooo:rsid="00245cc1" officeooo:paragraph-rsid="00378263" style:font-size-asian="10pt" style:font-size-complex="10pt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0pt" fo:font-weight="normal" officeooo:rsid="00245cc1" officeooo:paragraph-rsid="00378263" style:font-size-asian="10pt" style:font-weight-asian="normal" style:font-size-complex="10pt" style:font-weight-complex="normal"/>
    </style:style>
    <style:style style:name="P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24805b"/>
    </style:style>
    <style:style style:name="P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</style:style>
    <style:style style:name="P8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279a43"/>
    </style:style>
    <style:style style:name="P9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paragraph-rsid="00378263"/>
    </style:style>
    <style:style style:name="P11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  <style:text-properties style:text-underline-style="solid" style:text-underline-width="auto" style:text-underline-color="font-color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style:text-underline-style="solid" style:text-underline-width="auto" style:text-underline-color="font-color" fo:font-weight="normal" officeooo:rsid="00219b7b" officeooo:paragraph-rsid="00219b7b" style:font-weight-asian="normal" style:font-weight-complex="normal"/>
    </style:style>
    <style:style style:name="P13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8a2a5"/>
    </style:style>
    <style:style style:name="P1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378263"/>
    </style:style>
    <style:style style:name="P17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3923b3"/>
    </style:style>
    <style:style style:name="P18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19b7b"/>
    </style:style>
    <style:style style:name="P19" style:family="paragraph" style:parent-style-name="Text_20_body" style:list-style-name="L3">
      <loext:graphic-properties draw:fill-gradient-name="gradient" draw:fill-hatch-name="hatch"/>
      <style:paragraph-properties fo:text-align="start" style:justify-single-word="false" style:writing-mode="lr-tb"/>
      <style:text-properties officeooo:paragraph-rsid="00378263"/>
    </style:style>
    <style:style style:name="P20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21" style:family="paragraph" style:parent-style-name="Text_20_body" style:list-style-name="L4">
      <loext:graphic-properties draw:fill-gradient-name="gradient" draw:fill-hatch-name="hatch"/>
      <style:paragraph-properties fo:text-align="start" style:justify-single-word="false" style:writing-mode="lr-tb"/>
    </style:style>
    <style:style style:name="P22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paragraph-rsid="002752ce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</style:style>
    <style:style style:name="P24" style:family="paragraph" style:parent-style-name="Text_20_body">
      <loext:graphic-properties draw:fill-gradient-name="gradient" draw:fill-hatch-name="hatch"/>
      <style:paragraph-properties fo:margin-top="0.302cm" fo:margin-bottom="0.302cm" style:contextual-spacing="false" fo:text-align="start" style:justify-single-word="false" style:writing-mode="lr-tb"/>
      <style:text-properties officeooo:paragraph-rsid="003923b3"/>
    </style:style>
    <style:style style:name="P25" style:family="paragraph" style:parent-style-name="Text_20_body">
      <loext:graphic-properties draw:fill-gradient-name="gradient" draw:fill-hatch-name="hatch"/>
      <style:paragraph-properties fo:margin-top="0.101cm" fo:margin-bottom="0.247cm" style:contextual-spacing="false" fo:text-align="start" style:justify-single-word="false" style:writing-mode="lr-tb"/>
    </style:style>
    <style:style style:name="P26" style:family="paragraph" style:parent-style-name="Text_20_body">
      <loext:graphic-properties draw:fill-gradient-name="gradient" draw:fill-hatch-name="hatch"/>
      <style:paragraph-properties fo:margin-top="0.201cm" fo:margin-bottom="0.201cm" style:contextual-spacing="false" fo:line-height="115%" fo:text-align="start" style:justify-single-word="false" style:writing-mode="lr-tb"/>
      <style:text-properties officeooo:paragraph-rsid="003923b3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15%" fo:text-align="start" style:justify-single-word="false" style:writing-mode="lr-tb"/>
      <style:text-properties officeooo:paragraph-rsid="003923b3"/>
    </style:style>
    <style:style style:name="P28" style:family="paragraph" style:parent-style-name="Text_20_body">
      <loext:graphic-properties draw:fill-gradient-name="gradient" draw:fill-hatch-name="hatch"/>
      <style:paragraph-properties fo:text-align="start" style:justify-single-word="false" style:writing-mode="lr-tb"/>
      <style:text-properties fo:font-size="16pt" officeooo:rsid="001fbbd6" officeooo:paragraph-rsid="001fbbd6" style:font-size-asian="16pt" style:font-size-complex="16pt"/>
    </style:style>
    <style:style style:name="P29" style:family="paragraph" style:parent-style-name="Text_20_body" style:list-style-name="L3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19b7b" officeooo:paragraph-rsid="00219b7b"/>
    </style:style>
    <style:style style:name="P30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19b7b" officeooo:paragraph-rsid="00219b7b"/>
    </style:style>
    <style:style style:name="P31" style:family="paragraph" style:parent-style-name="Text_20_body" style:list-style-name="L6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officeooo:rsid="00219b7b" officeooo:paragraph-rsid="00279a43"/>
    </style:style>
    <style:style style:name="P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weight="normal" officeooo:rsid="0022d1bb" officeooo:paragraph-rsid="0022d1bb" style:font-weight-asian="normal" style:font-weight-complex="normal"/>
    </style:style>
    <style:style style:name="P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tyle="italic" style:text-underline-style="solid" style:text-underline-width="auto" style:text-underline-color="font-color" fo:font-weight="normal" officeooo:paragraph-rsid="0022d1bb" style:font-style-asian="italic" style:font-weight-asian="normal" style:font-style-complex="italic" style:font-weight-complex="normal"/>
    </style:style>
    <style:style style:name="P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officeooo:rsid="00245cc1" officeooo:paragraph-rsid="0033469c" style:font-size-asian="12pt" style:font-size-complex="12pt"/>
    </style:style>
    <style:style style:name="P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officeooo:rsid="00245cc1" officeooo:paragraph-rsid="0034fb7b" style:font-size-asian="12pt" style:font-size-complex="12pt"/>
    </style:style>
    <style:style style:name="P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solid" style:text-underline-width="auto" style:text-underline-color="font-color" fo:font-weight="normal" officeooo:rsid="00245cc1" officeooo:paragraph-rsid="0024805b" style:font-size-asian="12pt" style:font-weight-asian="normal" style:font-size-complex="12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none" fo:font-weight="normal" officeooo:rsid="00324c94" officeooo:paragraph-rsid="00324c94" style:font-size-asian="12pt" style:font-weight-asian="normal" style:font-size-complex="12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fo:font-size="12pt" style:text-underline-style="solid" style:text-underline-width="bold" style:text-underline-color="font-color" fo:font-weight="normal" officeooo:rsid="00245cc1" officeooo:paragraph-rsid="0024805b" style:font-size-asian="12pt" style:font-weight-asian="normal" style:font-size-complex="12pt" style:font-weight-complex="normal"/>
    </style:style>
    <style:style style:name="P40" style:family="paragraph" style:parent-style-name="Text_20_body" style:list-style-name="L4">
      <loext:graphic-properties draw:fill-gradient-name="gradient" draw:fill-hatch-name="hatch"/>
      <style:paragraph-properties fo:margin-top="0cm" fo:margin-bottom="0cm" style:contextual-spacing="false" fo:text-align="start" style:justify-single-word="false" style:writing-mode="lr-tb"/>
      <style:text-properties officeooo:rsid="002752ce" officeooo:paragraph-rsid="002752ce"/>
    </style:style>
    <style:style style:name="P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 style:writing-mode="lr-tb"/>
      <style:text-properties style:text-underline-style="solid" style:text-underline-width="bold" style:text-underline-color="font-color" fo:font-weight="normal" officeooo:rsid="00219b7b" officeooo:paragraph-rsid="0024805b" style:font-weight-asian="normal" style:font-weight-complex="normal"/>
    </style:style>
    <style:style style:name="P42" style:family="paragraph" style:parent-style-name="Text_20_body">
      <loext:graphic-properties draw:fill-gradient-name="gradient" draw:fill-hatch-name="hatch"/>
      <style:paragraph-properties fo:margin-top="0.201cm" fo:margin-bottom="0.201cm" style:contextual-spacing="false" fo:line-height="100%" fo:text-align="start" style:justify-single-word="false" style:writing-mode="lr-tb"/>
      <style:text-properties fo:color="#0000dc" loext:opacity="100%" fo:font-weight="normal" officeooo:rsid="0022d1bb" officeooo:paragraph-rsid="0022d1bb" style:font-weight-asian="normal" style:font-weight-complex="normal"/>
    </style:style>
    <style:style style:name="P43" style:family="paragraph" style:parent-style-name="Title">
      <style:paragraph-properties fo:margin-top="0cm" fo:margin-bottom="0cm" style:contextual-spacing="false"/>
    </style:style>
    <style:style style:name="T1" style:family="text">
      <style:text-properties fo:font-size="10pt"/>
    </style:style>
    <style:style style:name="T2" style:family="text">
      <style:text-properties fo:font-size="10pt" fo:font-weight="bold" officeooo:rsid="0025183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24ef29" style:font-size-asian="10pt" style:font-weight-asian="bold" style:font-size-complex="10pt" style:font-weight-complex="bold"/>
    </style:style>
    <style:style style:name="T4" style:family="text">
      <style:text-properties fo:font-size="10pt" fo:font-style="normal" fo:font-weight="normal" officeooo:rsid="0022d1bb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officeooo:rsid="00279a43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22d1bb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251833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24ef29" style:font-size-asian="10pt" style:font-weight-asian="normal" style:font-size-complex="10pt" style:font-weight-complex="normal"/>
    </style:style>
    <style:style style:name="T1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font-size="10pt" fo:font-style="italic" fo:font-weight="normal" officeooo:rsid="0022d1bb" style:font-size-asian="10pt" style:font-style-asian="italic" style:font-weight-asian="normal" style:font-size-complex="10pt" style:font-style-complex="italic" style:font-weight-complex="normal"/>
    </style:style>
    <style:style style:name="T12" style:family="text">
      <style:text-properties fo:font-size="10pt" officeooo:rsid="0031448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805b" style:font-weight-asian="bold" style:font-weight-complex="bold"/>
    </style:style>
    <style:style style:name="T15" style:family="text">
      <style:text-properties fo:font-weight="bold" officeooo:rsid="0028e5f2" style:font-weight-asian="bold" style:font-weight-complex="bold"/>
    </style:style>
    <style:style style:name="T16" style:family="text">
      <style:text-properties fo:font-weight="bold" officeooo:rsid="0028a2a5" style:font-weight-asian="bold" style:font-weight-complex="bold"/>
    </style:style>
    <style:style style:name="T17" style:family="text">
      <style:text-properties fo:font-weight="bold" officeooo:rsid="0033469c" style:font-weight-asian="bold" style:font-weight-complex="bold"/>
    </style:style>
    <style:style style:name="T18" style:family="text">
      <style:text-properties fo:font-weight="bold" officeooo:rsid="00314481" style:font-weight-asian="bold" style:font-weight-complex="bold"/>
    </style:style>
    <style:style style:name="T19" style:family="text">
      <style:text-properties fo:font-weight="bold" officeooo:rsid="003f5a79" style:font-weight-asian="bold" style:font-weight-complex="bold"/>
    </style:style>
    <style:style style:name="T20" style:family="text">
      <style:text-properties fo:font-style="normal" officeooo:rsid="00219b7b" style:font-style-asian="normal" style:font-style-complex="normal"/>
    </style:style>
    <style:style style:name="T21" style:family="text">
      <style:text-properties fo:font-style="normal" fo:font-weight="normal" officeooo:rsid="00314481" style:font-style-asian="normal" style:font-weight-asian="normal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4805b" style:font-weight-asian="normal" style:font-weight-complex="normal"/>
    </style:style>
    <style:style style:name="T24" style:family="text">
      <style:text-properties fo:font-weight="normal" officeooo:rsid="00324c94" style:font-weight-asian="normal" style:font-weight-complex="normal"/>
    </style:style>
    <style:style style:name="T25" style:family="text">
      <style:text-properties fo:font-weight="normal" officeooo:rsid="0033469c" style:font-weight-asian="normal" style:font-weight-complex="normal"/>
    </style:style>
    <style:style style:name="T26" style:family="text">
      <style:text-properties fo:font-weight="normal" officeooo:rsid="0034fb7b" style:font-weight-asian="normal" style:font-weight-complex="normal"/>
    </style:style>
    <style:style style:name="T27" style:family="text">
      <style:text-properties fo:font-weight="normal" officeooo:rsid="00378263" style:font-weight-asian="normal" style:font-weight-complex="normal"/>
    </style:style>
    <style:style style:name="T28" style:family="text">
      <style:text-properties fo:font-weight="normal" officeooo:rsid="003f5a79" style:font-weight-asian="normal" style:font-weight-complex="normal"/>
    </style:style>
    <style:style style:name="T29" style:family="text">
      <style:text-properties officeooo:rsid="00213076"/>
    </style:style>
    <style:style style:name="T30" style:family="text">
      <style:text-properties officeooo:rsid="00219b7b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officeooo:rsid="0022d1bb"/>
    </style:style>
    <style:style style:name="T33" style:family="text">
      <style:text-properties officeooo:rsid="00245cc1"/>
    </style:style>
    <style:style style:name="T34" style:family="text">
      <style:text-properties fo:font-size="10.5pt" fo:font-style="italic" style:font-size-asian="10.5pt" style:font-style-asian="italic" style:font-size-complex="10.5pt" style:font-style-complex="italic"/>
    </style:style>
    <style:style style:name="T35" style:family="text">
      <style:text-properties officeooo:rsid="0024805b"/>
    </style:style>
    <style:style style:name="T36" style:family="text">
      <style:text-properties officeooo:rsid="0024ef29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1fbbd6" style:font-size-asian="12pt" style:font-size-complex="12pt"/>
    </style:style>
    <style:style style:name="T39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weight="normal" officeooo:rsid="0024ef29" style:font-size-asian="12pt" style:font-weight-asian="normal" style:font-size-complex="12pt" style:font-weight-complex="normal"/>
    </style:style>
    <style:style style:name="T41" style:family="text">
      <style:text-properties fo:color="#000000" loext:opacity="100%" fo:font-size="10pt" fo:font-weight="bold" style:font-weight-asian="bold" style:font-weight-complex="bold"/>
    </style:style>
    <style:style style:name="T42" style:family="text">
      <style:text-properties fo:color="#000000" loext:opacity="100%" fo:font-size="10pt" fo:font-weight="normal" style:font-weight-asian="normal" style:font-weight-complex="normal"/>
    </style:style>
    <style:style style:name="T4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44" style:family="text">
      <style:text-properties fo:color="#000000" loext:opacity="100%" fo:font-weight="normal" style:font-weight-asian="normal" style:font-weight-complex="normal"/>
    </style:style>
    <style:style style:name="T45" style:family="text">
      <style:text-properties fo:color="#000000" loext:opacity="100%" style:text-underline-style="solid" style:text-underline-width="auto" style:text-underline-color="font-color"/>
    </style:style>
    <style:style style:name="T46" style:family="text">
      <style:text-properties officeooo:rsid="002752ce"/>
    </style:style>
    <style:style style:name="T47" style:family="text">
      <style:text-properties officeooo:rsid="0028a2a5"/>
    </style:style>
    <style:style style:name="T48" style:family="text">
      <style:text-properties style:font-name="Liberation Serif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Liberation Serif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style:font-name="Liberation Serif" fo:font-size="12pt" fo:font-style="italic" style:text-underline-style="none" fo:font-weight="normal" officeooo:rsid="00314481" style:font-size-asian="12pt" style:font-style-asian="italic" style:font-weight-asian="normal" style:font-size-complex="12pt" style:font-style-complex="italic" style:font-weight-complex="normal"/>
    </style:style>
    <style:style style:name="T52" style:family="text">
      <style:text-properties officeooo:rsid="0028e5f2"/>
    </style:style>
    <style:style style:name="T53" style:family="text">
      <style:text-properties officeooo:rsid="002e0401"/>
    </style:style>
    <style:style style:name="T54" style:family="text">
      <style:text-properties officeooo:rsid="002eb0f9"/>
    </style:style>
    <style:style style:name="T55" style:family="text">
      <style:text-properties officeooo:rsid="002f5e66"/>
    </style:style>
    <style:style style:name="T56" style:family="text">
      <style:text-properties officeooo:rsid="00314481"/>
    </style:style>
    <style:style style:name="T57" style:family="text">
      <style:text-properties officeooo:rsid="0034fb7b"/>
    </style:style>
    <style:style style:name="T58" style:family="text">
      <style:text-properties officeooo:rsid="00360f4c"/>
    </style:style>
    <style:style style:name="T59" style:family="text">
      <style:text-properties officeooo:rsid="00378263"/>
    </style:style>
    <style:style style:name="T60" style:family="text">
      <style:text-properties officeooo:rsid="003923b3"/>
    </style:style>
    <style:style style:name="T61" style:family="text">
      <style:text-properties officeooo:rsid="003f5a79"/>
    </style:style>
    <style:style style:name="T62" style:family="text">
      <style:text-properties officeooo:rsid="00409e19"/>
    </style:style>
    <style:style style:name="T63" style:family="text">
      <style:text-properties officeooo:rsid="004257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entaPanes Class Demo </text:p>
      <text:h text:style-name="P1" text:outline-level="4"><text:span text:style-name="T48">Description:</text:span></text:h>
      <text:p text:style-name="P25">This example <text:span text:style-name="T56">(Top VI </text:span><text:span text:style-name="Emphasis"><text:span text:style-name="T50">Penta</text:span></text:span><text:span text:style-name="Emphasis"><text:span text:style-name="T49"> </text:span></text:span><text:span text:style-name="Emphasis"><text:span text:style-name="T50">Panes</text:span></text:span><text:span text:style-name="Emphasis"><text:span text:style-name="T49"> </text:span></text:span><text:span text:style-name="Emphasis"><text:span text:style-name="T50">Demo</text:span></text:span><text:span text:style-name="Emphasis"><text:span text:style-name="T49">.</text:span></text:span><text:span text:style-name="Emphasis"><text:span text:style-name="T51">vi</text:span></text:span><text:span text:style-name="Emphasis"><text:span text:style-name="T21">)</text:span></text:span><text:span text:style-name="Emphasis"> </text:span>is a <text:span text:style-name="T13">mockup</text:span> graphical user interface (<text:span text:style-name="T13">GUI</text:span>) window. it demonstrates the use of the "PentaPane<text:span text:style-name="T29">s</text:span>" class (contained within <text:span text:style-name="Emphasis">Penta Panes.lvlibp</text:span>).</text:p>
      <text:p text:style-name="P23">The PentaPane<text:span text:style-name="T29">s</text:span> class was written to fulfill the following requirements:</text:p>
      <text:list xml:id="list999440806" text:style-name="L1">
        <text:list-item>
          <text:p text:style-name="P14">GUI window has to fit and be functional across multiple <text:span text:style-name="Strong_20_Emphasis">screen resolutions</text:span>. </text:p>
        </text:list-item>
        <text:list-item>
          <text:p text:style-name="P14">GUI window has <text:span text:style-name="T47">to be </text:span><text:span text:style-name="Strong_20_Emphasis">re-sizable.</text:span> </text:p>
        </text:list-item>
        <text:list-item>
          <text:p text:style-name="P14">Certain GUI elements (like graphs) need to change size with the front panel, <text:span text:style-name="T29">while </text:span>other elements need to keep appropriate size and position. </text:p>
        </text:list-item>
        <text:list-item>
          <text:p text:style-name="P15">GUI window <text:span text:style-name="T29">has to be able</text:span> to accommodate many actions, settings, parameters, calibration procedures, measurements, etc. <text:span text:style-name="T29">all of which needs to be easily accessible.</text:span></text:p>
        </text:list-item>
        <text:list-item>
          <text:p text:style-name="P15"><text:span text:style-name="T58">T</text:span><text:span text:style-name="T54">he</text:span><text:span text:style-name="T53"> GUI </text:span><text:span text:style-name="T58">should have a possibility to make it</text:span> <text:span text:style-name="T15">un</text:span><text:span text:style-name="Strong_20_Emphasis">cluttered</text:span> (so as to not intimidate users with a messy confusing interface) <text:span text:style-name="T54">and it should be easy to p</text:span><text:span text:style-name="T47">lace controls </text:span><text:span text:style-name="T54">according to</text:span> logical meaning (e.g. grouped by functionality). </text:p>
        </text:list-item>
        <text:list-item>
          <text:p text:style-name="P15"><text:span text:style-name="T47">The interface </text:span><text:span text:style-name="T52">itself </text:span><text:span text:style-name="T47">should </text:span>not <text:span text:style-name="T47">be </text:span>wasteful of precious <text:span text:style-name="T47">panel </text:span>area <text:span text:style-name="T47">(</text:span><text:span text:style-name="T30">which </text:span><text:span text:style-name="T47">should be utilized</text:span><text:span text:style-name="T29"> for viewing the actual work data</text:span><text:span text:style-name="T47">)</text:span><text:span text:style-name="T29">. </text:span><text:s/></text:p>
        </text:list-item>
        <text:list-item>
          <text:p text:style-name="P14">GUI needs to be able to contain hidden <text:span text:style-name="T30">and/or </text:span>restricted areas accessible only to developers (e.g. debugging indicators, advanced users <text:span text:style-name="T52">interface </text:span>or accessing factory settings). </text:p>
        </text:list-item>
        <text:list-item>
          <text:p text:style-name="P14">GUI needs to to be able to contain <text:span text:style-name="Strong_20_Emphasis">side by side</text:span> view of <text:span text:style-name="Strong_20_Emphasis">several graphs</text:span>,<text:span text:style-name="Strong_20_Emphasis"> </text:span>possibly of different types, for comparisons, multi-dimensional data viewing <text:span text:style-name="T52">and actions like</text:span> line profiling. </text:p>
        </text:list-item>
        <text:list-item>
          <text:p text:style-name="P30">The GUI window will pose no <text:span text:style-name="T47">limitations</text:span> on the <text:span text:style-name="T13">UI/UX designer </text:span><text:span text:style-name="T16">freedom</text:span><text:span text:style-name="T47">, </text:span>any type of interface can be incorporated into the design <text:span text:style-name="T54">like object’s </text:span><text:span text:style-name="T53">label </text:span><text:span text:style-name="T54">and</text:span><text:span text:style-name="T53"> scroll-bars, </text:span><text:span text:style-name="T52">images, </text:span><text:span text:style-name="T47">online m</text:span>enu<text:span text:style-name="T47">s</text:span>, <text:span text:style-name="T47">i</text:span>cons <text:span text:style-name="T47">etc.</text:span></text:p>
        </text:list-item>
        <text:list-item>
          <text:p text:style-name="P16">Intensity graph <text:span text:style-name="T59">should</text:span> to be able keep the<text:span text:style-name="T59">ir axes’</text:span> <text:span text:style-name="Strong_20_Emphasis">aspect ratio</text:span> <text:span text:style-name="T59">when resized.</text:span></text:p>
        </text:list-item>
        <text:list-item>
          <text:p text:style-name="P17"><text:span text:style-name="T59">GUI building shouldn’t require placing the controls (or indicators) in a pixel accurate position.</text:span></text:p>
        </text:list-item>
      </text:list>
      <text:p text:style-name="P26">What this class <text:span text:style-name="T52">actually </text:span>does is <text:span text:style-name="T61">automatically </text:span>handle the <text:span text:style-name="T30">setup </text:span><text:span text:style-name="T52">of the interface</text:span> window (<text:span text:style-name="T52">i.e.</text:span> FrontPanel window composed of <text:span text:style-name="T13">5 panes</text:span> created by <text:span text:style-name="T13">4 splitters</text:span>). Giving the developer <text:span text:style-name="T13">methods to resize </text:span><text:span text:style-name="T19"><text:s/>(and open or close) </text:span><text:s/>panes <text:span text:style-name="T52">and </text:span>determine how each GUI element will <text:span text:style-name="T13">behave when it is being resized.</text:span> <text:span text:style-name="T56">It also contain methods to </text:span><text:span text:style-name="T18">resize a specific object, all object’s in a pane or all objects in all panes.</text:span><text:span text:style-name="T56"> <text:s/></text:span>It also allows you to have multiple pane "instances" <text:span text:style-name="T56">(by defining object </text:span>outside the visible area of the pane and then switching the pane origin to show them, using <text:span text:style-name="Emphasis">SetPaneOriginToPaneInstance.v</text:span>i<text:span text:style-name="T56">)</text:span> <text:span text:style-name="T56">thus giving</text:span><text:span text:style-name="T55"> the developer virtually unlimited user interface space.</text:span></text:p>
      <text:p text:style-name="P27">The purpose of using this class (or this demo as a template) is to have a GUI window with all the mechanisms of resizing and pane<text:span text:style-name="T30">s-</text:span>works already built-in, so the developer can go straight to working on the actual functionality of the software.</text:p>
      <text:p text:style-name="P2">Notes:</text:p>
      <text:list xml:id="list4174030389" text:style-name="L6">
        <text:list-item>
          <text:p text:style-name="P8"><text:span text:style-name="T8">To view information of</text:span><text:span text:style-name="T9"> this class’</text:span><text:span text:style-name="T8">s methods </text:span><text:span text:style-name="T9">(as well as other VIs</text:span><text:span text:style-name="T8">)</text:span><text:span text:style-name="T9"> use </text:span><text:span text:style-name="T8">the “</text:span><text:span text:style-name="T2">C</text:span><text:span text:style-name="T3">ontext help</text:span><text:span text:style-name="T9">” window.</text:span></text:p>
        </text:list-item>
        <text:list-item>
          <text:p text:style-name="P31"><text:span text:style-name="T6">The LabVIEW class </text:span><text:span text:style-name="T4">(</text:span><text:span text:style-name="T11">5PanesGUI.lvclass</text:span><text:span text:style-name="T7">) i</text:span><text:span text:style-name="T6">s contained within the packed library </text:span><text:span text:style-name="T10">Penta Panes.lvlibp </text:span><text:span text:style-name="T4">It is the compiled code with the diagrams removed so at the present time </text:span><text:span text:style-name="T5">there is no access to </text:span><text:span text:style-name="T4">the </text:span><text:span text:style-name="T5">internal </text:span><text:span text:style-name="T4">class code. <text:s/></text:span></text:p>
        </text:list-item>
        <text:list-item>
          <text:p text:style-name="P9"><text:span text:style-name="T12">C</text:span><text:span text:style-name="T1">urrently only this configuration of splitters is allowed (two horizontal and then two vertical in middle pane).</text:span> </text:p>
        </text:list-item>
        <text:list-item>
          <text:p text:style-name="P3"><text:span text:style-name="T56">S</text:span>plitters can be any width however LabVIEW doesn't allow changing splitter width <text:span text:style-name="T62">at</text:span> runtime. </text:p>
        </text:list-item>
        <text:list-item>
          <text:p text:style-name="P9"><text:span text:style-name="T12">C</text:span><text:span text:style-name="T1">urrently pane's scrollbars aren't allowed and should be set to invisible. In registered objects scrollbars are OK.</text:span></text:p>
        </text:list-item>
      </text:list>
      <text:p text:style-name="P24">I hope many of you will find this example useful and effort saving. </text:p>
      <text:p text:style-name="P24"><text:soft-page-break/><text:span text:style-name="T48">How to use:</text:span></text:p>
      <text:p text:style-name="P13"><text:span text:style-name="T45">Running the Demo </text:span></text:p>
      <text:list xml:id="list3246861868" text:style-name="L3">
        <text:list-item>
          <text:p text:style-name="P29">Download/Extract the files into a directory</text:p>
        </text:list-item>
        <text:list-item>
          <text:p text:style-name="P18">Open project: <text:span text:style-name="Emphasis">PentaPanes Demo.lvproj </text:span><text:span text:style-name="Emphasis"><text:span text:style-name="T30">(</text:span></text:span><text:span text:style-name="Emphasis"><text:span text:style-name="T20">on LabVIEW 2023 or compatible</text:span></text:span><text:span text:style-name="Emphasis"><text:span text:style-name="T30">)</text:span></text:span> </text:p>
        </text:list-item>
        <text:list-item>
          <text:p text:style-name="P19">Run topVI:<text:span text:style-name="Emphasis"> Penta Panes Demo.vi</text:span></text:p>
        </text:list-item>
      </text:list>
      <text:p text:style-name="P11">In order to use the class in your GUI</text:p>
      <text:list xml:id="list2591058298" text:style-name="L4">
        <text:list-item>
          <text:p text:style-name="P20">Build an appropriate FP (two horizontal splitters and then in the middle pane two vertical splitters) </text:p>
        </text:list-item>
        <text:list-item>
          <text:p text:style-name="P40">Place controls and indicator in their corresponding panes. </text:p>
        </text:list-item>
        <text:list-item>
          <text:p text:style-name="P20">Init the object using <text:span text:style-name="Emphasis">Init5Panes.vi</text:span> </text:p>
        </text:list-item>
        <text:list-item>
          <text:p text:style-name="P22">Register controls and indicators objects <text:span text:style-name="T46">you placed in step 2 </text:span>using <text:span text:style-name="Emphasis">RegisterGUIObjectToResize.vi </text:span></text:p>
          <text:p text:style-name="P22"><text:span text:style-name="Strong_20_Emphasis"><text:span text:style-name="T42">Note: currently the </text:span></text:span><text:span text:style-name="Strong_20_Emphasis"><text:span text:style-name="T41">supported objects</text:span></text:span><text:span text:style-name="Strong_20_Emphasis"><text:span text:style-name="T42"> for use in this class are <text:line-break/></text:span></text:span><text:span text:style-name="Strong_20_Emphasis"><text:span text:style-name="T41">SubPanel, Path, String, Table, TreeControl, Array, GraphChart (and all child classes), TabControl, Boolean, Picture. </text:span></text:span><text:span text:style-name="T44"> </text:span></text:p>
        </text:list-item>
        <text:list-item>
          <text:p text:style-name="P20">Automatically resize all objects in pane by adding <text:span text:style-name="Emphasis">ResizeObjectsinPane.vi</text:span> to “<text:span text:style-name="Strong_20_Emphasis"><text:span text:style-name="T22">Pane Size</text:span></text:span> events”. </text:p>
        </text:list-item>
        <text:list-item>
          <text:p text:style-name="P20">Resize panes by using <text:span text:style-name="Emphasis">SetPaneSize.vi </text:span><text:span text:style-name="Emphasis"><text:span text:style-name="T47">(</text:span></text:span>to close pane resize it to 0<text:span text:style-name="T47">)</text:span>.  </text:p>
        </text:list-item>
        <text:list-item>
          <text:p text:style-name="P20">If you want to change the layout during runtime you may re-register objects (using <text:span text:style-name="Emphasis">RegisterGUIObjectToResize.vi</text:span> with the same reference again). </text:p>
        </text:list-item>
        <text:list-item>
          <text:p text:style-name="P21">Shutdown the object before the FP closes using <text:span text:style-name="Emphasis">ShutDown5Panes.vi</text:span> </text:p>
        </text:list-item>
      </text:list>
      <text:p text:style-name="P1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Additional Information:</text:p>
      <text:p text:style-name="P38">This is information regarding the demo program itself and is unrelated to the <text:span text:style-name="T57">PentaPanes </text:span>Class. </text:p>
      <text:p text:style-name="P39"/>
      <text:p text:style-name="P37"><text:span text:style-name="T35">DeferPane</text:span><text:span text:style-name="T63">l</text:span><text:span text:style-name="T35">Update</text:span></text:p>
      <text:p text:style-name="P34"><text:span text:style-name="T23">In order to make the demo run more smoothly at the start of the Init phase sequence the FP state is set to hidden, and Panel’s DeferPanelUpdate is set to True. </text:span></text:p>
      <text:p text:style-name="P35"><text:span text:style-name="T23">DeferPanelUpdate is also set to True b</text:span><text:span text:style-name="T25">efore each event loop case, so if you want to include an event that needs to change the panel </text:span><text:span text:style-name="T17">during</text:span><text:span text:style-name="T25"> </text:span><text:span text:style-name="T28">an</text:span><text:span text:style-name="T25"> event make sure to set DeferPaneUpdate to False inside the event before running the code that changes the panel </text:span><text:span text:style-name="T27">(see event “Icons: Mouse Down?” For an example). </text:span><text:span text:style-name="T25">In any case, </text:span><text:span text:style-name="T23">DeferPanelUpdate is set to False on </text:span><text:span text:style-name="T25">the </text:span><text:span text:style-name="T14">timeout</text:span><text:span text:style-name="T23"> </text:span><text:span text:style-name="T24">frame </text:span><text:span text:style-name="T26">of the event structure </text:span><text:span text:style-name="T23">(</text:span><text:span text:style-name="T25">along with </text:span><text:span text:style-name="T23">chang</text:span><text:span text:style-name="T25">ing the</text:span><text:span text:style-name="T23"> FP to visible </text:span><text:span text:style-name="T25">if it </text:span><text:span text:style-name="T26">is</text:span><text:span text:style-name="T25"> the first call to the timeout</text:span><text:span text:style-name="T23">), </text:span><text:span text:style-name="T25">So normally panel only updates when event loop timeouts. <text:s/></text:span></text:p>
      <text:p text:style-name="P41"><text:span text:style-name="T40"/></text:p>
      <text:p text:style-name="P12"><text:span text:style-name="T37">Icons line</text:span></text:p>
      <text:p text:style-name="P36">Since I wanted to demonstrate how this class handles image arrays I used an <text:span text:style-name="T13">image array as icons</text:span> buttons</text:p>
      <text:p text:style-name="P7"><text:span text:style-name="T37">You can review in the code how to populate the image array with icon images from a directory using </text:span><text:span text:style-name="Emphasis"><text:span text:style-name="T37">LoadIconsIntoArray.vi</text:span></text:span></text:p>
      <text:p text:style-name="P7"><text:span text:style-name="T37">You can check out the </text:span><text:span text:style-name="Emphasis"><text:span text:style-name="T39">Icons: Mouse Down</text:span></text:span><text:span text:style-name="T37"> event which figures out which icons was pressed </text:span><text:span text:style-name="T38">and </text:span><text:span text:style-name="T37">by what mouse button and acts accordingly. Icons can be used as "Latch action" or "Switch action" buttons.</text:span></text:p>
      <text:p text:style-name="P10"><text:span text:style-name="Strong_20_Emphasis"><text:span text:style-name="T43">Note:</text:span></text:span></text:p>
      <text:p text:style-name="P10"><text:span text:style-name="Strong_20_Emphasis"><text:span text:style-name="T43">In this demo only two icons actually do something:</text:span></text:span></text:p>
      <text:p text:style-name="P10"><text:span text:style-name="Strong_20_Emphasis"><text:span text:style-name="T43">icon #18 "log" button is a switch action button that shows and hide the bottom pane (containing a log)</text:span></text:span><text:span text:style-name="T43"><text:line-break/></text:span><text:span text:style-name="Strong_20_Emphasis"><text:span text:style-name="T43">icon #9 "zoom-to-actual-size" button is a latch action button that auto-scales all visible graphs</text:span></text:span></text:p>
      <text:p text:style-name="P33"/>
      <text:p text:style-name="P33"><text:span text:style-name="T32">SetWindowIcon.vi</text:span></text:p>
      <text:p text:style-name="P32">This demo uses the <text:span text:style-name="T31">SetWindowIcon.VI</text:span> to change the default <text:span text:style-name="T33">L</text:span>ab<text:span text:style-name="T33">VIEW</text:span> window icon <text:span text:style-name="T33">(top left corner of the window during runtime) </text:span>to a dragonfly. </text:p>
      <text:p text:style-name="P32">I <text:span text:style-name="T33">didn’t write this VI, I </text:span><text:span text:style-name="T36">got</text:span><text:span text:style-name="T33"> </text:span><text:span text:style-name="T36">the code snippet f</text:span><text:span text:style-name="T33">rom NI community </text:span><text:span text:style-name="T60">at:</text:span></text:p>
      <text:p text:style-name="P42"><text:span text:style-name="T34">https://forums.ni.com/t5/LabVIEW/Changing-Icon-in-LabVIEW-Title-bar-of-a-vi/m-p/1480986#M560223</text:span></text:p>
      <text:p text:style-name="P4"><text:span text:style-name="T22">Note: </text:span></text:p>
      <text:p text:style-name="P5">This VI is the only part of the code that is Windows specific, if you are running this on a non-windows target you should remove this VI and everything should work (not tested).</text:p>
      <text:p text:style-name="P6"><text:span text:style-name="T3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avid CLM" svg:font-family="'David CLM'"/>
    <style:font-face style:name="David CLM1" svg:font-family="'David CLM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chlieli CLM" svg:font-family="'Nachlieli CLM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avid CLM" style:font-family-complex="'David CLM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4:06:36.108000000</meta:creation-date>
    <dc:date>2024-02-15T04:28:47.459000000</dc:date>
    <meta:editing-duration>P1DT8H59M56S</meta:editing-duration>
    <meta:editing-cycles>9</meta:editing-cycles>
    <meta:generator>LibreOffice/7.3.7.2$Windows_X86_64 LibreOffice_project/e114eadc50a9ff8d8c8a0567d6da8f454beeb84f</meta:generator>
    <meta:document-statistic meta:table-count="0" meta:image-count="0" meta:object-count="0" meta:page-count="3" meta:paragraph-count="57" meta:word-count="1060" meta:character-count="6518" meta:non-whitespace-character-count="5505"/>
  </office:meta>
</office:document-meta>
</file>